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58ad" officeooo:paragraph-rsid="000758ad"/>
    </style:style>
    <style:style style:name="P2" style:family="paragraph" style:parent-style-name="Standard">
      <style:text-properties officeooo:paragraph-rsid="000758ad"/>
    </style:style>
    <style:style style:name="P3" style:family="paragraph" style:parent-style-name="Standard">
      <style:text-properties officeooo:rsid="000a9416" officeooo:paragraph-rsid="000a9416"/>
    </style:style>
    <style:style style:name="P4" style:family="paragraph" style:parent-style-name="Standard">
      <style:text-properties officeooo:rsid="000b36bb" officeooo:paragraph-rsid="000b36bb"/>
    </style:style>
    <style:style style:name="P5" style:family="paragraph" style:parent-style-name="Standard">
      <style:text-properties officeooo:rsid="000a9416" officeooo:paragraph-rsid="000a9416"/>
    </style:style>
    <style:style style:name="P6" style:family="paragraph" style:parent-style-name="Standard">
      <style:text-properties officeooo:rsid="000a9416" officeooo:paragraph-rsid="000758ad"/>
    </style:style>
    <style:style style:name="P7" style:family="paragraph" style:parent-style-name="Standard">
      <style:text-properties officeooo:rsid="001269b0" officeooo:paragraph-rsid="001269b0"/>
    </style:style>
    <style:style style:name="P8" style:family="paragraph" style:parent-style-name="Standard">
      <style:text-properties officeooo:paragraph-rsid="000758ad"/>
    </style:style>
    <style:style style:name="P9" style:family="paragraph" style:parent-style-name="Standard">
      <style:text-properties officeooo:rsid="000758ad" officeooo:paragraph-rsid="000758ad"/>
    </style:style>
    <style:style style:name="P10" style:family="paragraph" style:parent-style-name="Standard">
      <style:text-properties officeooo:rsid="00136f70" officeooo:paragraph-rsid="00136f70"/>
    </style:style>
    <style:style style:name="T1" style:family="text">
      <style:text-properties officeooo:rsid="000758ad"/>
    </style:style>
    <style:style style:name="T2" style:family="text">
      <style:text-properties officeooo:rsid="0008dc0a"/>
    </style:style>
    <style:style style:name="T3" style:family="text">
      <style:text-properties officeooo:rsid="000a9416"/>
    </style:style>
    <style:style style:name="T4" style:family="text">
      <style:text-properties officeooo:rsid="000b36bb"/>
    </style:style>
    <style:style style:name="T5" style:family="text">
      <style:text-properties officeooo:rsid="000cccd3"/>
    </style:style>
    <style:style style:name="T6" style:family="text">
      <style:text-properties officeooo:rsid="000dabb5"/>
    </style:style>
    <style:style style:name="T7" style:family="text">
      <style:text-properties officeooo:rsid="000ecfc2"/>
    </style:style>
    <style:style style:name="T8" style:family="text">
      <style:text-properties officeooo:rsid="001089d5"/>
    </style:style>
    <style:style style:name="T9" style:family="text">
      <style:text-properties officeooo:rsid="0012b136"/>
    </style:style>
    <style:style style:name="T10" style:family="text">
      <style:text-properties officeooo:rsid="00136f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m circus.</text:p>
      <text:p text:style-name="P1"/>
      <text:p text:style-name="P2"><text:tab/>More than <text:span text:style-name="T2">twenty</text:span> years ago I started volunteering with a local youth circus program in my home town of Chicago. Although I could hardly juggle, I could help <text:span text:style-name="T5">with</text:span> <text:span text:style-name="T5">the</text:span> <text:span text:style-name="T5">homework</text:span> part <text:span text:style-name="T6">of the </text:span>after school program <text:span text:style-name="T6">they ran. </text:span><text:span text:style-name="T7">I</text:span>t was a bonus that as a volunteer I had access to weekly acrobatics classes with an amazing coach. I was just 20 years old at the time and within a year I would have drop out of university, much to my parents chagrin, <text:span text:style-name="T7">and </text:span>be dedicati<text:span text:style-name="T5">ng</text:span> all my time to training and teaching circus- <text:span text:style-name="T2">a choice that would shape a huge part of the next two decades of my life. </text:span></text:p>
      <text:p text:style-name="P1"><text:tab/><text:span text:style-name="T2">Although the cliché of running away with the circus is often used metaphorically I literally did, although the face of circus has drastically change since I started. Theatres, street clothes and dreamlike movement can probably replace canvas, sawdust and horses in my story as an artist. I did get to see many places and work with many amazing people </text:span><text:span text:style-name="T8">along the way</text:span><text:span text:style-name="T2"> and always, teaching was a big part of my journey. Some highlights include working with Cirque Eloi</text:span><text:span text:style-name="T3">z</text:span><text:span text:style-name="T2">e </text:span><text:span text:style-name="T3">(Montreal), Ockham’s Razor (London), Chamaleon Theatre (Berlin) and the Midnight Circus (Chicago).</text:span></text:p>
      <text:p text:style-name="P2"><text:span text:style-name="T1"><text:tab/></text:span><text:span text:style-name="T4">I relocated to London in 2011 and have lived here since. Since the pandemic I have not been performing but am still involved in the performing arts, working as a self-employed circus teacher and rigger mainly based out of the National Centre for Circus Arts in Shoreditch.</text:span></text:p>
      <text:p text:style-name="P6"><text:tab/></text:p>
      <text:p text:style-name="P1"/>
      <text:p text:style-name="P3">To Coding.</text:p>
      <text:p text:style-name="P3"/>
      <text:p text:style-name="P7">My fascination with coding has sprung out of desire for better understanding with the technologies that shape our life. It was during the first nation wide lock down, with an abundance of time, a feeling of wanting to find my next ‘thing’, and amazing free online learning resources, that I made my first real attempt at learning web development. <text:span text:style-name="T9">I was immediately drawn the presentation of ideas and information of front end web development and enjoying the creative potentially of all the new tools I was learning. Like many people I originally bounced of JavaScript and as normality encroached back <text:s/>into the world I put aside my learning and got on with life again. It was late </text:span><text:span text:style-name="T10">2022 </text:span><text:span text:style-name="T9">that </text:span><text:span text:style-name="T10">after a conversation with a friend who works in software development I realized I wasn’t done with coding. This time approaching my studies with more rigorous intentions and some prior experience I found concepts and ideas sticking in a way they didn’t the first time.</text:span></text:p>
      <text:p text:style-name="P7"/>
      <text:p text:style-name="P10">It was with this budding confidence and more conversations with other people who had retrained that I started to believe that this might be an industry I could actually work in and that my interest might become more then just a hobby. One of the things I find most appealing about the tech industry is the narrative it tells about how anyone with some graft and learning can join it’s ranks. It’s a very inclusive idea, and although I know it to have it’s short falls, it still allows for the possibilities of dreaming. Organisations like Founders and Coders, a non-profit with inclusivity at the heart of it’s educational model, only makes me more excited about the potential of me working in a career that is both creative and inclusive. <text:s/></text:p>
      <text:p text:style-name="P3"/>
      <text:p text:style-name="P4">-Started during lock down</text:p>
      <text:p text:style-name="P4">-have often been fascinated by coding and enjoy that it’s something entirely new to what I was doing before.</text:p>
      <text:p text:style-name="P4">-enjoy the mental stimulation and challenge</text:p>
      <text:p text:style-name="P4">-like the narrative of the industry and that anyone can achieve it</text:p>
      <text:p text:style-name="P4"/>
      <text:p text:style-name="P4"/>
      <text:p text:style-name="P4"/>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17T09:50:59.248000000</meta:creation-date>
    <dc:date>2023-03-18T13:15:48.956000000</dc:date>
    <meta:editing-duration>PT14M37S</meta:editing-duration>
    <meta:editing-cycles>2</meta:editing-cycles>
    <meta:generator>LibreOffice/6.4.4.2$Windows_X86_64 LibreOffice_project/3d775be2011f3886db32dfd395a6a6d1ca2630ff</meta:generator>
    <meta:document-statistic meta:table-count="0" meta:image-count="0" meta:object-count="0" meta:page-count="1" meta:paragraph-count="12" meta:word-count="587" meta:character-count="3380" meta:non-whitespace-character-count="2796"/>
  </office:meta>
</office:document-meta>
</file>